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000000102BF7C1E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4.115cm" svg:y="4.35cm" svg:width="8.518cm" svg:height="8.361cm" draw:z-index="0"><draw:image xlink:href="Pictures/100000000000012000000102BF7C1E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1T16:47:28.04</meta:creation-date>
    <meta:document-statistic meta:table-count="0" meta:image-count="1" meta:object-count="0" meta:page-count="1" meta:paragraph-count="0" meta:word-count="0" meta:character-count="0"/>
    <dc:date>2019-10-01T16:49:02.76</dc:date>
    <meta:editing-duration>PT1M35S</meta:editing-duration>
    <meta:editing-cycles>1</meta:editing-cycles>
    <meta:generator>OpenOffice/4.1.3$Win32 OpenOffice.org_project/413m1$Build-9783</meta:generator>
  </office:meta>
</office:document-meta>
</file>